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font-name-complex="Calibri" fo:font-weight="bold" style:font-weight-asian="bold" style:font-weight-complex="bold" fo:font-size="24pt" style:font-size-asian="24pt" style:font-size-complex="24pt" fo:language="pt" fo:country="PT"/>
    </style:style>
    <style:style style:name="P3"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4"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5"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6"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7" style:parent-style-name="Normal" style:family="paragraph">
      <style:paragraph-properties fo:text-align="center"/>
      <style:text-properties style:font-name-complex="Calibri" fo:font-size="14pt" style:font-size-asian="14pt" style:font-size-complex="14pt" fo:language="pt" fo:country="PT"/>
    </style:style>
    <style:style style:name="P8" style:parent-style-name="Normal" style:family="paragraph">
      <style:paragraph-properties fo:text-align="center"/>
      <style:text-properties style:font-name-complex="Calibri" fo:font-size="14pt" style:font-size-asian="14pt" style:font-size-complex="14pt" fo:language="pt" fo:country="PT"/>
    </style:style>
    <style:style style:name="P9"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0"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1"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2"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3"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4" style:parent-style-name="Normal" style:family="paragraph">
      <style:paragraph-properties fo:text-align="center"/>
      <style:text-properties style:font-name-complex="Calibri" fo:font-size="12pt" style:font-size-asian="12pt" style:font-size-complex="12pt" fo:language="pt" fo:country="PT"/>
    </style:style>
    <style:style style:name="P15" style:parent-style-name="Normal" style:family="paragraph">
      <style:paragraph-properties fo:text-align="center"/>
      <style:text-properties style:font-name-complex="Calibri" fo:font-size="12pt" style:font-size-asian="12pt" style:font-size-complex="12pt" fo:language="pt" fo:country="PT"/>
    </style:style>
    <style:style style:name="P16" style:parent-style-name="Normal" style:family="paragraph">
      <style:paragraph-properties fo:text-align="center"/>
      <style:text-properties style:font-name-complex="Calibri" fo:font-size="12pt" style:font-size-asian="12pt" style:font-size-complex="12pt" fo:language="pt" fo:country="PT"/>
    </style:style>
    <style:style style:name="P17" style:parent-style-name="Normal" style:family="paragraph">
      <style:paragraph-properties fo:text-align="center"/>
      <style:text-properties style:font-name-complex="Calibri" fo:font-size="12pt" style:font-size-asian="12pt" style:font-size-complex="12pt" fo:language="pt" fo:country="PT"/>
    </style:style>
    <style:style style:name="P18" style:parent-style-name="Normal" style:family="paragraph">
      <style:paragraph-properties fo:text-align="center"/>
      <style:text-properties style:font-name-complex="Calibri" fo:font-size="12pt" style:font-size-asian="12pt" style:font-size-complex="12pt" fo:language="pt" fo:country="PT"/>
    </style:style>
    <style:style style:name="P19" style:parent-style-name="Normal" style:family="paragraph">
      <style:text-properties style:font-name-complex="Calibri" fo:font-size="12pt" style:font-size-asian="12pt" style:font-size-complex="12pt" fo:language="pt" fo:country="PT"/>
    </style:style>
    <style:style style:name="P20" style:parent-style-name="Normal" style:family="paragraph">
      <style:text-properties style:font-name-complex="Calibri" fo:font-size="12pt" style:font-size-asian="12pt" style:font-size-complex="12pt" fo:language="pt" fo:country="PT"/>
    </style:style>
    <style:style style:name="P21" style:parent-style-name="Normal" style:family="paragraph">
      <style:text-properties style:font-name-complex="Calibri" fo:font-size="12pt" style:font-size-asian="12pt" style:font-size-complex="12pt" fo:language="pt" fo:country="PT"/>
    </style:style>
    <style:style style:name="P22" style:parent-style-name="Normal" style:family="paragraph">
      <style:text-properties style:font-name-complex="Calibri" fo:font-size="12pt" style:font-size-asian="12pt" style:font-size-complex="12pt" fo:language="pt" fo:country="PT"/>
    </style:style>
    <style:style style:name="P23" style:parent-style-name="Normal" style:family="paragraph">
      <style:text-properties style:font-name-complex="Calibri" fo:font-size="12pt" style:font-size-asian="12pt" style:font-size-complex="12pt" fo:language="pt" fo:country="PT"/>
    </style:style>
    <style:style style:name="P24" style:parent-style-name="Normal" style:family="paragraph">
      <style:paragraph-properties fo:text-align="center"/>
      <style:text-properties style:font-name-complex="Calibri" fo:font-size="12pt" style:font-size-asian="12pt" style:font-size-complex="12pt" fo:language="pt" fo:country="PT"/>
    </style:style>
    <style:style style:name="P25" style:parent-style-name="Normal" style:family="paragraph">
      <style:text-properties style:font-name-complex="Calibri" fo:font-size="12pt" style:font-size-asian="12pt" style:font-size-complex="12pt" fo:language="pt" fo:country="PT"/>
    </style:style>
    <style:style style:name="P26" style:parent-style-name="Normal" style:family="paragraph">
      <style:paragraph-properties fo:text-align="center"/>
      <style:text-properties style:font-name-complex="Calibri" fo:font-size="12pt" style:font-size-asian="12pt" style:font-size-complex="12pt" fo:language="pt" fo:country="PT"/>
    </style:style>
    <style:style style:name="P27" style:parent-style-name="Normal" style:family="paragraph">
      <style:paragraph-properties fo:text-align="center" fo:line-height="150%"/>
      <style:text-properties style:font-name-complex="Calibri" fo:font-weight="bold" style:font-weight-asian="bold" style:font-weight-complex="bold" fo:font-size="16pt" style:font-size-asian="16pt" style:font-size-complex="16pt" fo:language="pt" fo:country="PT"/>
    </style:style>
    <style:style style:name="P28" style:parent-style-name="Normal" style:family="paragraph">
      <style:paragraph-properties fo:text-align="center" fo:line-height="150%"/>
    </style:style>
    <style:style style:name="T29" style:parent-style-name="Fonteparág.padrão" style:family="text">
      <style:text-properties style:font-name-complex="Calibri" fo:font-weight="bold" style:font-weight-asian="bold" style:font-weight-complex="bold" fo:font-size="14pt" style:font-size-asian="14pt" style:font-size-complex="14pt" fo:language="pt" fo:country="PT"/>
    </style:style>
    <style:style style:name="P30" style:parent-style-name="Normal" style:family="paragraph">
      <style:paragraph-properties fo:text-align="justify" fo:line-height="150%"/>
      <style:text-properties style:font-name-complex="Calibri" fo:font-weight="bold" style:font-weight-asian="bold" style:font-weight-complex="bold" fo:font-size="14pt" style:font-size-asian="14pt" style:font-size-complex="14pt" fo:language="pt" fo:country="PT"/>
    </style:style>
    <style:style style:name="P31" style:parent-style-name="Normal" style:family="paragraph">
      <style:paragraph-properties fo:line-height="150%" fo:text-indent="0.5in"/>
    </style:style>
    <style:style style:name="T32" style:parent-style-name="Tipodeletrapredefinidodoparágrafo" style:family="text">
      <style:text-properties style:font-name-complex="Calibri" fo:font-size="12pt" style:font-size-asian="12pt" style:font-size-complex="12pt" fo:language="pt" fo:country="PT"/>
    </style:style>
    <style:style style:name="T33" style:parent-style-name="Tipodeletrapredefinidodoparágrafo" style:family="text">
      <style:text-properties style:font-name-complex="Calibri" fo:font-size="12pt" style:font-size-asian="12pt" style:font-size-complex="12pt" fo:language="pt" fo:country="PT"/>
    </style:style>
    <style:style style:name="T34" style:parent-style-name="Tipodeletrapredefinidodoparágrafo" style:family="text">
      <style:text-properties style:font-name-complex="Calibri" fo:font-size="12pt" style:font-size-asian="12pt" style:font-size-complex="12pt" fo:language="pt" fo:country="PT"/>
    </style:style>
    <style:style style:name="P35" style:parent-style-name="Normal" style:family="paragraph">
      <style:paragraph-properties fo:line-height="150%"/>
      <style:text-properties style:font-name-complex="Calibri" fo:font-size="12pt" style:font-size-asian="12pt" style:font-size-complex="12pt" fo:language="pt" fo:country="PT"/>
    </style:style>
    <style:style style:name="P36" style:parent-style-name="Normal" style:family="paragraph">
      <style:paragraph-properties fo:line-height="150%"/>
    </style:style>
    <style:style style:name="T37" style:parent-style-name="Fonteparág.padrão" style:family="text">
      <style:text-properties style:font-name-complex="Calibri" fo:font-weight="bold" style:font-weight-asian="bold" style:font-weight-complex="bold" fo:font-size="12pt" style:font-size-asian="12pt" style:font-size-complex="12pt" fo:language="pt" fo:country="PT"/>
    </style:style>
    <style:style style:name="T38" style:parent-style-name="Fonteparág.padrão" style:family="text">
      <style:text-properties style:font-name-complex="Calibri" fo:font-size="12pt" style:font-size-asian="12pt" style:font-size-complex="12pt" fo:language="pt" fo:country="PT"/>
    </style:style>
    <style:style style:name="T39" style:parent-style-name="Fonteparág.padrão" style:family="text">
      <style:text-properties style:font-name-complex="Calibri" fo:font-size="12pt" style:font-size-asian="12pt" style:font-size-complex="12pt" fo:language="pt" fo:country="PT"/>
    </style:style>
    <style:style style:name="P40"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1"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2"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3"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4"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5"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6"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7"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8"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9"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0"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1"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2"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3"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4"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5" style:parent-style-name="Normal" style:family="paragraph">
      <style:paragraph-properties fo:text-align="center">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56"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57"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58" style:parent-style-name="Normal" style:family="paragraph">
      <style:paragraph-properties fo:line-height="150%">
        <style:tab-stops>
          <style:tab-stop style:type="left" style:position="2.2604in"/>
        </style:tab-stops>
      </style:paragraph-properties>
    </style:style>
    <style:style style:name="T59" style:parent-style-name="Fonteparág.padrão" style:family="text">
      <style:text-properties style:font-name-complex="Calibri" fo:font-size="12pt" style:font-size-asian="12pt" style:font-size-complex="12pt" fo:language="pt" fo:country="PT"/>
    </style:style>
    <style:style style:name="T60" style:parent-style-name="Fonteparág.padrão" style:family="text">
      <style:text-properties style:font-name-complex="Calibri" fo:font-size="12pt" style:font-size-asian="12pt" style:font-size-complex="12pt" fo:language="pt" fo:country="PT"/>
    </style:style>
    <style:style style:name="T61" style:parent-style-name="Fonteparág.padrão" style:family="text">
      <style:text-properties style:font-name-complex="Calibri" fo:font-size="12pt" style:font-size-asian="12pt" style:font-size-complex="12pt" fo:language="pt" fo:country="PT"/>
    </style:style>
    <style:style style:name="P62"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4"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6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6"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7"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68" style:parent-style-name="Normal" style:family="paragraph">
      <style:paragraph-properties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9"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0"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1"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2"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7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4" style:parent-style-name="Normal" style:family="paragraph">
      <style:paragraph-properties fo:text-align="center" fo:line-height="150%">
        <style:tab-stops>
          <style:tab-stop style:type="left" style:position="2.2604in"/>
        </style:tab-stops>
      </style:paragraph-properties>
    </style:style>
    <style:style style:name="T75" style:parent-style-name="Fonteparág.padrão" style:family="text">
      <style:text-properties style:font-name-complex="Calibri" fo:font-weight="bold" style:font-weight-asian="bold" style:font-weight-complex="bold" fo:font-size="14pt" style:font-size-asian="14pt" style:font-size-complex="14pt" fo:language="pt" fo:country="PT"/>
    </style:style>
    <style:style style:name="P76"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77" style:parent-style-name="Normal" style:family="paragraph">
      <style:paragraph-properties fo:line-height="150%">
        <style:tab-stops>
          <style:tab-stop style:type="left" style:position="2.2604in"/>
        </style:tab-stops>
      </style:paragraph-properties>
    </style:style>
    <style:style style:name="T78" style:parent-style-name="Fonteparág.padrão" style:family="text">
      <style:text-properties style:font-name-complex="Calibri" fo:font-size="12pt" style:font-size-asian="12pt" style:font-size-complex="12pt" fo:language="pt" fo:country="PT"/>
    </style:style>
    <style:style style:name="T79" style:parent-style-name="Fonteparág.padrão" style:family="text">
      <style:text-properties style:font-name-complex="Calibri" fo:font-size="12pt" style:font-size-asian="12pt" style:font-size-complex="12pt" fo:language="pt" fo:country="PT"/>
    </style:style>
    <style:style style:name="T80" style:parent-style-name="Fonteparág.padrão" style:family="text">
      <style:text-properties style:font-name-complex="Calibri" fo:font-size="12pt" style:font-size-asian="12pt" style:font-size-complex="12pt" fo:language="pt" fo:country="PT"/>
    </style:style>
    <style:style style:name="P81" style:parent-style-name="Normal" style:family="paragraph">
      <style:paragraph-properties fo:text-align="center" fo:line-height="150%">
        <style:tab-stops>
          <style:tab-stop style:type="left" style:position="2.2604in"/>
        </style:tab-stops>
      </style:paragraph-properties>
      <style:text-properties style:font-name-complex="Calibri" fo:language="pt" fo:country="PT"/>
    </style:style>
    <style:style style:name="P82"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4"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6"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7"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8"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9" style:parent-style-name="Normal" style:family="paragraph">
      <style:paragraph-properties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90"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6pt" style:font-size-asian="16pt" style:font-size-complex="16pt" fo:language="pt" fo:country="PT"/>
    </style:style>
    <style:style style:name="P91" style:parent-style-name="Normal" style:family="paragraph">
      <style:paragraph-properties fo:text-align="center" fo:line-height="150%">
        <style:tab-stops>
          <style:tab-stop style:type="left" style:position="2.2604in"/>
        </style:tab-stops>
      </style:paragraph-properties>
      <style:text-properties style:font-name-complex="Calibri"/>
    </style:style>
    <style:style style:name="P92" style:parent-style-name="ParágrafodaLista" style:list-style-name="LFO1" style:family="paragraph">
      <style:paragraph-properties fo:line-height="150%">
        <style:tab-stops>
          <style:tab-stop style:type="left" style:position="1.7604in"/>
        </style:tab-stops>
      </style:paragraph-properties>
    </style:style>
    <style:style style:name="T93" style:parent-style-name="Fonteparág.padrão" style:family="text">
      <style:text-properties style:font-name-complex="Calibri" fo:font-size="12pt" style:font-size-asian="12pt" style:font-size-complex="12pt" fo:language="pt" fo:country="PT"/>
    </style:style>
    <style:style style:name="P94" style:parent-style-name="ParágrafodaLista" style:list-style-name="LFO1" style:family="paragraph">
      <style:paragraph-properties fo:line-height="150%">
        <style:tab-stops>
          <style:tab-stop style:type="left" style:position="1.7604in"/>
        </style:tab-stops>
      </style:paragraph-properties>
    </style:style>
    <style:style style:name="T95" style:parent-style-name="Fonteparág.padrão" style:family="text">
      <style:text-properties style:font-name-complex="Calibri" fo:font-size="12pt" style:font-size-asian="12pt" style:font-size-complex="12pt" fo:language="pt" fo:country="PT"/>
    </style:style>
    <style:style style:name="T96" style:parent-style-name="Fonteparág.padrão" style:family="text">
      <style:text-properties style:font-name-complex="Calibri" fo:font-size="12pt" style:font-size-asian="12pt" style:font-size-complex="12pt" fo:language="pt" fo:country="PT"/>
    </style:style>
    <style:style style:name="P97" style:parent-style-name="ParágrafodaLista" style:list-style-name="LFO1" style:family="paragraph">
      <style:paragraph-properties fo:line-height="150%">
        <style:tab-stops>
          <style:tab-stop style:type="left" style:position="1.7604in"/>
        </style:tab-stops>
      </style:paragraph-properties>
    </style:style>
    <style:style style:name="T98" style:parent-style-name="Fonteparág.padrão" style:family="text">
      <style:text-properties style:font-name-complex="Calibri" fo:font-size="12pt" style:font-size-asian="12pt" style:font-size-complex="12pt" fo:language="pt" fo:country="PT"/>
    </style:style>
    <style:style style:name="T99" style:parent-style-name="Fonteparág.padrão" style:family="text">
      <style:text-properties style:font-name-complex="Calibri" fo:font-size="12pt" style:font-size-asian="12pt" style:font-size-complex="12pt" fo:language="pt" fo:country="PT"/>
    </style:style>
    <style:style style:name="T100" style:parent-style-name="Fonteparág.padrão" style:family="text">
      <style:text-properties style:font-name-complex="Calibri" fo:font-size="12pt" style:font-size-asian="12pt" style:font-size-complex="12pt" fo:language="pt" fo:country="PT"/>
    </style:style>
    <style:style style:name="T101" style:parent-style-name="Fonteparág.padrão" style:family="text">
      <style:text-properties style:font-name-complex="Calibri" fo:font-size="12pt" style:font-size-asian="12pt" style:font-size-complex="12pt" fo:language="pt" fo:country="PT"/>
    </style:style>
    <style:style style:name="T102" style:parent-style-name="Fonteparág.padrão" style:family="text">
      <style:text-properties style:font-name-complex="Calibri" fo:font-size="12pt" style:font-size-asian="12pt" style:font-size-complex="12pt" fo:language="pt" fo:country="PT"/>
    </style:style>
    <style:style style:name="T103" style:parent-style-name="Fonteparág.padrão" style:family="text">
      <style:text-properties style:font-name-complex="Calibri" fo:font-size="12pt" style:font-size-asian="12pt" style:font-size-complex="12pt" fo:language="pt" fo:country="PT"/>
    </style:style>
    <style:style style:name="T104" style:parent-style-name="Fonteparág.padrão" style:family="text">
      <style:text-properties style:font-name-complex="Calibri" fo:font-size="12pt" style:font-size-asian="12pt" style:font-size-complex="12pt" fo:language="pt" fo:country="PT"/>
    </style:style>
    <style:style style:name="P105" style:parent-style-name="ParágrafodaLista" style:list-style-name="LFO1" style:family="paragraph">
      <style:paragraph-properties fo:line-height="150%">
        <style:tab-stops>
          <style:tab-stop style:type="left" style:position="1.7604in"/>
        </style:tab-stops>
      </style:paragraph-properties>
    </style:style>
    <style:style style:name="T106" style:parent-style-name="Fonteparág.padrão" style:family="text">
      <style:text-properties style:font-name-complex="Calibri" fo:font-size="12pt" style:font-size-asian="12pt" style:font-size-complex="12pt" fo:language="pt" fo:country="PT"/>
    </style:style>
    <style:style style:name="T107" style:parent-style-name="Fonteparág.padrão" style:family="text">
      <style:text-properties style:font-name-complex="Calibri" fo:font-size="12pt" style:font-size-asian="12pt" style:font-size-complex="12pt" fo:language="pt" fo:country="PT"/>
    </style:style>
    <style:style style:name="P108" style:parent-style-name="ParágrafodaLista" style:list-style-name="LFO1" style:family="paragraph">
      <style:paragraph-properties fo:line-height="150%">
        <style:tab-stops>
          <style:tab-stop style:type="left" style:position="1.7604in"/>
        </style:tab-stops>
      </style:paragraph-properties>
    </style:style>
    <style:style style:name="T109" style:parent-style-name="Fonteparág.padrão" style:family="text">
      <style:text-properties style:font-name-complex="Calibri" fo:font-size="12pt" style:font-size-asian="12pt" style:font-size-complex="12pt" fo:language="pt" fo:country="PT"/>
    </style:style>
    <style:style style:name="T110" style:parent-style-name="Fonteparág.padrão" style:family="text">
      <style:text-properties style:font-name-complex="Calibri" fo:font-size="12pt" style:font-size-asian="12pt" style:font-size-complex="12pt" fo:language="pt" fo:country="PT"/>
    </style:style>
    <style:style style:name="T111" style:parent-style-name="Fonteparág.padrão" style:family="text">
      <style:text-properties style:font-name-complex="Calibri" fo:font-size="12pt" style:font-size-asian="12pt" style:font-size-complex="12pt" fo:language="pt" fo:country="PT"/>
    </style:style>
    <style:style style:name="P112" style:parent-style-name="ParágrafodaLista" style:list-style-name="LFO1" style:family="paragraph">
      <style:paragraph-properties fo:line-height="150%">
        <style:tab-stops>
          <style:tab-stop style:type="left" style:position="1.7604in"/>
        </style:tab-stops>
      </style:paragraph-properties>
    </style:style>
    <style:style style:name="T113" style:parent-style-name="Fonteparág.padrão" style:family="text">
      <style:text-properties style:font-name-complex="Calibri" fo:font-size="12pt" style:font-size-asian="12pt" style:font-size-complex="12pt" fo:language="pt" fo:country="PT"/>
    </style:style>
    <style:style style:name="T114" style:parent-style-name="Fonteparág.padrão" style:family="text">
      <style:text-properties style:font-name-complex="Calibri" fo:font-size="12pt" style:font-size-asian="12pt" style:font-size-complex="12pt" fo:language="pt" fo:country="PT"/>
    </style:style>
    <style:style style:name="P115" style:parent-style-name="ParágrafodaLista" style:list-style-name="LFO1" style:family="paragraph">
      <style:paragraph-properties fo:line-height="150%">
        <style:tab-stops>
          <style:tab-stop style:type="left" style:position="1.7604in"/>
        </style:tab-stops>
      </style:paragraph-properties>
    </style:style>
    <style:style style:name="T116" style:parent-style-name="Fonteparág.padrão" style:family="text">
      <style:text-properties style:font-name-complex="Calibri" fo:font-size="12pt" style:font-size-asian="12pt" style:font-size-complex="12pt" fo:language="pt" fo:country="PT"/>
    </style:style>
    <style:style style:name="P117" style:parent-style-name="ParágrafodaLista" style:list-style-name="LFO1" style:family="paragraph">
      <style:paragraph-properties fo:line-height="150%">
        <style:tab-stops>
          <style:tab-stop style:type="left" style:position="1.7604in"/>
        </style:tab-stops>
      </style:paragraph-properties>
    </style:style>
    <style:style style:name="T118" style:parent-style-name="Fonteparág.padrão" style:family="text">
      <style:text-properties style:font-name-complex="Calibri" fo:font-size="12pt" style:font-size-asian="12pt" style:font-size-complex="12pt" fo:language="pt" fo:country="PT"/>
    </style:style>
    <style:style style:name="P119" style:parent-style-name="ParágrafodaLista" style:list-style-name="LFO2" style:family="paragraph">
      <style:paragraph-properties fo:line-height="150%">
        <style:tab-stops>
          <style:tab-stop style:type="left" style:position="-0.7395in"/>
        </style:tab-stops>
      </style:paragraph-properties>
      <style:text-properties style:font-name-complex="Calibri" fo:language="pt" fo:country="PT"/>
    </style:style>
    <style:style style:name="P120" style:parent-style-name="ParágrafodaLista" style:list-style-name="LFO1" style:family="paragraph">
      <style:paragraph-properties fo:line-height="150%">
        <style:tab-stops>
          <style:tab-stop style:type="left" style:position="1.7604in"/>
        </style:tab-stops>
      </style:paragraph-properties>
    </style:style>
    <style:style style:name="T121" style:parent-style-name="Fonteparág.padrão" style:family="text">
      <style:text-properties style:font-name-complex="Calibri" fo:font-size="12pt" style:font-size-asian="12pt" style:font-size-complex="12pt" fo:language="pt" fo:country="PT"/>
    </style:style>
    <style:style style:name="P122"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2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24"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2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26"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6pt" style:font-size-asian="16pt" style:font-size-complex="16pt" fo:language="pt" fo:country="PT"/>
    </style:style>
    <style:style style:name="P127" style:parent-style-name="Normal" style:family="paragraph">
      <style:paragraph-properties fo:text-align="center" fo:line-height="150%">
        <style:tab-stops>
          <style:tab-stop style:type="left" style:position="2.2604in"/>
        </style:tab-stops>
      </style:paragraph-properties>
    </style:style>
    <style:style style:name="T128" style:parent-style-name="Fonteparág.padrão" style:family="text">
      <style:text-properties style:font-name-complex="Calibri" fo:font-weight="bold" style:font-weight-asian="bold" style:font-weight-complex="bold" fo:font-size="16pt" style:font-size-asian="16pt" style:font-size-complex="16pt" fo:language="pt" fo:country="PT"/>
    </style:style>
    <style:style style:name="P129"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30"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31"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2"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3"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4"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35"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6"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7"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8"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9"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style:text-underline-type="single" style:text-underline-style="solid" style:text-underline-width="auto" style:text-underline-mode="continuous" fo:language="pt" fo:country="PT"/>
    </style:style>
    <style:style style:name="P140"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41"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42"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43"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44"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45" style:parent-style-name="Normal" style:family="paragraph">
      <style:paragraph-properties fo:text-align="justify"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46" style:parent-style-name="Normal" style:family="paragraph">
      <style:paragraph-properties fo:text-align="justify" fo:line-height="150%">
        <style:tab-stops>
          <style:tab-stop style:type="left" style:position="2.2604in"/>
        </style:tab-stops>
      </style:paragraph-properties>
      <style:text-properties style:font-name-complex="Calibri" fo:font-size="12pt" style:font-size-asian="12pt" style:font-size-complex="12pt" fo:language="pt" fo:country="PT"/>
    </style:style>
  </office:automatic-styles>
  <office:body>
    <office:text text:use-soft-page-breaks="true">
      <text:p text:style-name="P1"/>
      <text:p text:style-name="Normal"/>
      <text:p text:style-name="Normal"/>
      <text:p text:style-name="Normal"/>
      <text:p text:style-name="P2">SpoToPark</text:p>
      <text:p text:style-name="P3"/>
      <text:p text:style-name="P4"/>
      <text:p text:style-name="P5"/>
      <text:p text:style-name="P6"/>
      <text:p text:style-name="P7">IADE - Faculdade de Design, Tecnologia e Comunicação</text:p>
      <text:p text:style-name="P8">Engenharia Informática — 3.º semestre</text:p>
      <text:p text:style-name="P9"/>
      <text:p text:style-name="P10"/>
      <text:p text:style-name="P11"/>
      <text:p text:style-name="P12"/>
      <text:p text:style-name="P13">Projeto desenvolvido no âmbito das UC’s:</text:p>
      <text:p text:style-name="P14">Bases de Dados</text:p>
      <text:p text:style-name="P15">Competências Comunicacionais</text:p>
      <text:p text:style-name="P16">Projeto de<text:s/>Desenvolvimento Web</text:p>
      <text:p text:style-name="P17">Programação Orientada por Objetos</text:p>
      <text:p text:style-name="P18">Programação de Dispositivos Móveis</text:p>
      <text:p text:style-name="P19"/>
      <text:p text:style-name="P20">Autores:<text:s/></text:p>
      <text:p text:style-name="P21">Pedro Santos nº20200942</text:p>
      <text:p text:style-name="P22">Duarte Correia nº20200746</text:p>
      <text:p text:style-name="P23"/>
      <text:p text:style-name="P24"/>
      <text:p text:style-name="P25"/>
      <text:p text:style-name="P26">10 de dezembro de 2021</text:p>
      <text:p text:style-name="P27"/>
      <text:p text:style-name="P28"><text:span text:style-name="T29">Resumo</text:span></text:p>
      <text:p text:style-name="P30"/>
      <text:p text:style-name="P31"><text:span text:style-name="T32">A SpoToPark é uma aplicação que ajuda os cidadãos que conduzam<text:s/></text:span><text:span text:style-name="T33">regularmente e que tenham necessidade de se encontrarem num local a uma certa hora, com pagamento na própria aplicação e reserva obrigatória pois os parques de estacionamento só se vão encontrar disponíveis para utilizadores da nossa aplicação, fornece ain</text:span><text:span text:style-name="T34">da a motoristas orientação em tempo real dos parques disponíveis à sua volta o que melhora assim o acesso a locais desejados pelos cidadãos, tornando as cidades em cidades mais “inteligentes”.</text:span></text:p>
      <text:p text:style-name="P35"/>
      <text:p text:style-name="P36"><text:span text:style-name="T37">Palavras-Chave:<text:s/></text:span><text:span text:style-name="T38">Parque, Estacionamento, Veículo, Reserva, Pesq</text:span><text:span text:style-name="T39">uisa, Prático, Mapa. <text:s/></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Contexto</text:p>
      <text:p text:style-name="P58"><text:span text:style-name="T59">Muitas vezes cidadãos comuns que se encontrem a caminho do trabalho, ou que tenham compromissos importantes querem ter a possibilidade de chegar e ter facilidade em encontrar um lugar de<text:s/></text:span><text:span text:style-name="T60">estacionamento em que possam deixar o veículo sem se terem de preocupar e perderem imenso tempo à procura do mesmo, até porque por vezes a antecedência com que têm que se deslocar ao destino tem que ser muito maior. Por vezes também se quer saber o preço a</text:span><text:span text:style-name="T61"><text:s/>pagar por esse lugar ou estacionamento ou até mesmo o tipo de lugar (deficientes, elétrico, coberto, etc.)</text:span></text:p>
      <text:p text:style-name="P62"/>
      <text:p text:style-name="P63">Objetivos</text:p>
      <text:p text:style-name="P64">Esta aplicação visa facilitar a vida de pessoas que se deslocam regularmente nos seus veículos. Vai permitir encontrar lugares em parques<text:s/>de estacionamento (fornecidos por nós) e com isso perder menos tempo na procura dos mesmos, assim o trajeto como por exemplo casa-trabalho tornar-se-á num trajeto mais eficiente ou mais rápido. Além disso, a aplicação permite às pessoas obter informações<text:s/>detalhadas como por exemplo o preço do estacionamento que escolheram, o tipo de estacionamento, o trajeto a percorrer até ao parque de estacionamento e ainda permite fazer o pagamento deste na própria app. A SpoToPark irá disponibilizar parques para reserva de lugares de estacionamento onde os utilizadores irão ter a opção para fazer a reserva de lugares de estacionamento com 24 horas de antecedência.<text:s/></text:p>
      <text:p text:style-name="P65"/>
      <text:p text:style-name="P66">Público-Alvo</text:p>
      <text:p text:style-name="P67">Quaisquer pessoas com compromissos mais exigentes e que queiram ter logo um lugar disponível<text:s/>no sítio desejado.<text:s/></text:p>
      <text:p text:style-name="P68"/>
      <text:p text:style-name="P69"/>
      <text:p text:style-name="P70"/>
      <text:p text:style-name="P71">Descrição</text:p>
      <text:p text:style-name="P72">Ao entrar na aplicação o utilizador irá ter a possibilidade de fazer login ou de se registar caso ainda não o tenha feito, após este passo o utilizador irá escolher o destino e aparecerão parques disponíveis à sua volta, ao escolher o parque desejado a aplicação indicar-lhe-á o caminho até ao mesmo assim como informações detalhadas deste. Na reserva do lugar vai estar associado um tipo de lugar de estacionamento como elétrico, coberto ou mesmo para pessoas com necessidades<text:s/>ou o utilizador irá poder fazer essa escolha ao entrar no parque.<text:s/></text:p>
      <text:p text:style-name="P73"/>
      <text:p text:style-name="P74"><text:span text:style-name="T75">Pesquisa de Mercado<text:s/></text:span></text:p>
      <text:p text:style-name="P76">As aplicações pesquisadas mostram estacionamentos disponíveis nas zonas pesquisadas e os respetivos preços a pagar mas não têm a opção de reserva.</text:p>
      <text:p text:style-name="P77"><text:span text:style-name="T78">Em Portugal<text:s/></text:span><text:span text:style-name="T79">existe a aplicação ePark da Emel que permite aos utilizadores saberem todo o tipo de informações sobre os parquímetros e fazer o pagamento diretamento pela aplicação mas no que toca à reserva de lugares em parques de estacionamento não foi possível encontr</text:span><text:span text:style-name="T80">ar concorrência.</text:span></text:p>
      <text:p text:style-name="P81"/>
      <text:p text:style-name="P82"/>
      <text:p text:style-name="P83"/>
      <text:p text:style-name="P84"/>
      <text:p text:style-name="P85"/>
      <text:p text:style-name="P86"/>
      <text:p text:style-name="P87"/>
      <text:p text:style-name="P88"/>
      <text:p text:style-name="P89"/>
      <text:p text:style-name="P90">Guião de Teste</text:p>
      <text:p text:style-name="P91"/>
      <text:list text:style-name="LFO1" text:continue-numbering="true">
        <text:list-item>
          <text:p text:style-name="P92"><text:span text:style-name="T93">Entrar na sua conta (caso não tenha faça o registo ao clicar num botão que se encontrará na parte de baixo da página principal da aplicação).</text:span></text:p>
        </text:list-item>
        <text:list-item>
          <text:p text:style-name="P94"><text:span text:style-name="T95">Após entrar na conta terá um mapa com uma barra de pesquisa para facilit</text:span><text:span text:style-name="T96">ar a pesquisa dos parques de estacionamento perto de si. Diretamente à esquerda da barra encontra-se um botão que o levará ao menu. <text:s/></text:span></text:p>
        </text:list-item>
        <text:list-item>
          <text:p text:style-name="P97"><text:span text:style-name="T98">No Menu terá<text:s/></text:span><text:span text:style-name="T99">5<text:s/></text:span><text:span text:style-name="T100">botões que lhe permite ver o perfil, pagamentos predefinidos, suporte para quaisquer dúvidas</text:span><text:span text:style-name="T101">,<text:s/></text:span><text:span text:style-name="T102">um acerca da</text:span><text:span text:style-name="T103"><text:s/>aplicação</text:span><text:span text:style-name="T104"><text:s/>e um botão para o utilizador fazer logout.</text:span></text:p>
        </text:list-item>
        <text:list-item>
          <text:p text:style-name="P105"><text:span text:style-name="T106">Na barra de pesquisa insira o seu destino</text:span><text:span text:style-name="T107"><text:s/>(se necessário).<text:s/></text:span></text:p>
        </text:list-item>
        <text:list-item>
          <text:p text:style-name="P108"><text:span text:style-name="T109">Verificar os parques de estacionamento disponíveis perto da zona<text:s/></text:span><text:span text:style-name="T110">onde o utilizador se encontra ou<text:s/></text:span><text:span text:style-name="T111">que acaba de escolher.<text:s/></text:span></text:p>
        </text:list-item>
        <text:list-item>
          <text:p text:style-name="P112"><text:span text:style-name="T113">Selecionar o parque de estacionamento desejado e selecionar também o tipo de lugar de<text:s/></text:span><text:span text:style-name="T114">estacionamento que deseja (ser-lhe-á atribuído um lugar desse tipo).<text:s/></text:span></text:p>
        </text:list-item>
        <text:list-item>
          <text:p text:style-name="P115"><text:span text:style-name="T116">Escolher ou não se quer ver as direções até ao parque escolhido.<text:s/></text:span></text:p>
        </text:list-item>
        <text:list-item>
          <text:p text:style-name="P117"><text:span text:style-name="T118">Fazer a reserva de um lugar do parque.</text:span></text:p>
        </text:list-item>
      </text:list>
      <text:list text:style-name="LFO2" text:continue-numbering="true">
        <text:list-item>
          <text:p text:style-name="P119">Após o pagamento da reserva do lugar de estacionamento ser-lhe-á dado um código QR que terá de apresentar à entrada do parque.<text:s/></text:p>
        </text:list-item>
      </text:list>
      <text:list text:style-name="LFO1" text:continue-numbering="true">
        <text:list-item>
          <text:p text:style-name="P120"><text:span text:style-name="T121">Apresentar o código QR à entrada do parque e estacionar no lugar escolhido.<text:s/></text:span></text:p>
        </text:list-item>
      </text:list>
      <text:p text:style-name="P122"/>
      <text:p text:style-name="P123"/>
      <text:p text:style-name="P124"/>
      <text:p text:style-name="P125"/>
      <text:p text:style-name="P126"/>
      <text:p text:style-name="P127"><text:span text:style-name="T128">Personas</text:span></text:p>
      <text:p text:style-name="P129"/>
      <text:p text:style-name="P130">Persona 1</text:p>
      <text:p text:style-name="P131">Eduardo Taquara rapaz de 18 anos, entrou no primeiro ano de Marketing Digital do IADE, Eduardo vem do<text:s/>norte mais especificamente da região de Trás os Montes. Arranjou um T0 na periferia de Lisboa e conduz um Honda Civic a gasóleo. Desloca-se para a universidade de carro e tem sempre dificuldade em encontrar lugar para estacionar pois não conhece bem a zona<text:s/>de Lisboa. Decidiu procurar uma aplicação que o pudesse ajudar a encontrar lugar perto da universidade e encontrou a aplicação SpoToPark e decidiu instalá-la para lhe facilitar o tempo que perde à procura de lugar, ao instalar reparou que é uma aplicação<text:s/>de fácil utilização, apenas teve que se registar na aplicação introduzindo o nome de utilizador, email, password e data de nascimento e estava pronta a usar.<text:s/></text:p>
      <text:p text:style-name="P132"/>
      <text:p text:style-name="P133"/>
      <text:p text:style-name="P134">Persona 2</text:p>
      <text:p text:style-name="P135">Carolina Alvim mulher de 43 anos, mãe de Pedro um rapaz com deficiência mais especificamente paraplegia. Carolina é doutorada em medicina e trabalha na CUF de Alcântara. Todos os dias tem que levar o seu filho à universidade que fica a caminho do seu trabalho, tem uma grande paixão por saúde física por isso decidiu fazer sempre uma caminhada até ao seu local de trabalho, o único dilema é não saber onde deixar o carro. Pedro o seu filho propôs à sua mãe instalar a aplicação SpoToPark porque já ouviu que maior parte dos alunos da sua universidade a utilizam com frequência. Ao instalar foi logo capaz de encontrar lugar perto da universidade num dos parques de estacionamento da aplicação, inclusive encontrou lugar para pessoas com deficiência.</text:p>
      <text:p text:style-name="P136"/>
      <text:p text:style-name="P137"/>
      <text:p text:style-name="P138"/>
      <text:p text:style-name="P139"/>
      <text:p text:style-name="P140">Persona 3</text:p>
      <text:p text:style-name="P141">Ricardo Fazeres, um homem de 50 anos apaixonado pela utilização de energias renováveis em<text:s/>vez de energias que prejudicam o planeta, dono de vários negócios na zona de Santos, conduz um Tesla model X. Sempre que Ricardo procura um lugar para carros elétricos perto da zona não consegue encontrar pois estão sempre todos ocupados. Decide procurar<text:s/>uma aplicação que lhe permita fazer a reserva de lugares de estacionamento com a opção de escolher o tipo de lugar, neste caso o elétrico.</text:p>
      <text:p text:style-name="P142">Entretanto encontra a SpoToPark que lhe resolve o seu problema e todos os dias chega perto do seu local de trabalho e<text:s/>tem um lugar reservado só para si sem se ter que se preocupar.</text:p>
      <text:p text:style-name="P143"/>
      <text:p text:style-name="P144">Persona 4</text:p>
      <text:p text:style-name="P145">Matilde Apolinário, rapariga de 17 anos da zona de Odivelas recém encartada na categoria A1 (motociclos de potência não superior a 11kw) conduz uma mota e adora ir passear com o seu<text:s/>namorado à zona de Santos, precisa sempre de um lugar específico para motas para conseguir estacionar perto da gelataria Davvero. Decidiu instalar a aplicação SpoToPark que lhe forneceu todos os requerimentos para ir passear a lisboa sem ter que se preocupar com lugar para estacionar.</text:p>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Tipodeletrapredefinidodoparágrafo" style:display-name="Tipo de letra predefinido do parágrafo" style:family="text"/>
    <style:style style:name="Cabeçalho" style:display-name="Cabeçalho"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RodapéChar" style:display-name="Rodapé Char" style:family="text" style:parent-style-name="Fonteparág.padrão"/>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master-styles>
    <style:master-page style:name="MP0" style:page-layout-name="PL0">
      <style:header>
        <text:p text:style-name="Cabeçalho"><draw:frame draw:z-index="251659264" draw:style-name="a0" draw:name="Imagem 2" text:anchor-type="paragraph" svg:x="-0.63542in" svg:y="-0.29236in" svg:width="3.38283in" svg:height="0.79798in" style:rel-width="scale" style:rel-height="scale"><draw:image xlink:href="media/image1.png" xlink:type="simple" xlink:show="embed" xlink:actuate="onLoad"/><svg:title/><svg:desc>Design - IADE | Inspiring Futur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Santos</meta:initial-creator>
    <dc:creator>Pedro Santos</dc:creator>
    <meta:creation-date>2021-11-23T18:59:00Z</meta:creation-date>
    <dc:date>2022-01-06T10:07:00Z</dc:date>
    <meta:template xlink:href="Normal" xlink:type="simple"/>
    <meta:editing-cycles>15</meta:editing-cycles>
    <meta:editing-duration>PT33780S</meta:editing-duration>
    <meta:document-statistic meta:page-count="7" meta:paragraph-count="58" meta:word-count="1216" meta:character-count="7375" meta:row-count="182" meta:non-whitespace-character-count="6217"/>
  </office:meta>
</office:document-meta>
</file>